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2042" officeooo:paragraph-rsid="001d2042"/>
    </style:style>
    <style:style style:name="P2" style:family="paragraph" style:parent-style-name="Standard">
      <style:text-properties officeooo:rsid="001d2042" officeooo:paragraph-rsid="002bbded"/>
    </style:style>
    <style:style style:name="P3" style:family="paragraph" style:parent-style-name="Standard">
      <style:text-properties officeooo:rsid="001e60d3" officeooo:paragraph-rsid="001e60d3"/>
    </style:style>
    <style:style style:name="P4" style:family="paragraph" style:parent-style-name="Standard">
      <style:paragraph-properties fo:text-align="center" style:justify-single-word="false"/>
      <style:text-properties officeooo:rsid="001e60d3" officeooo:paragraph-rsid="001e60d3"/>
    </style:style>
    <style:style style:name="P5" style:family="paragraph" style:parent-style-name="Standard">
      <style:paragraph-properties fo:text-align="center" style:justify-single-word="false"/>
      <style:text-properties fo:font-size="18pt" fo:font-weight="normal" officeooo:rsid="001d2042" officeooo:paragraph-rsid="001d2042" style:font-size-asian="18pt" style:font-weight-asian="normal" style:font-size-complex="18pt" style:font-weight-complex="normal"/>
    </style:style>
    <style:style style:name="P6" style:family="paragraph" style:parent-style-name="Standard">
      <style:text-properties fo:font-size="14pt" fo:font-weight="bold" officeooo:rsid="001d2042" officeooo:paragraph-rsid="001d2042" style:font-size-asian="14pt" style:font-weight-asian="bold" style:font-size-complex="14pt" style:font-weight-complex="bold"/>
    </style:style>
    <style:style style:name="P7" style:family="paragraph" style:parent-style-name="Standard">
      <style:text-properties officeooo:rsid="00239662" officeooo:paragraph-rsid="00239662"/>
    </style:style>
    <style:style style:name="P8" style:family="paragraph" style:parent-style-name="Standard">
      <style:text-properties officeooo:rsid="001d2042" officeooo:paragraph-rsid="001d2042"/>
    </style:style>
    <style:style style:name="P9" style:family="paragraph" style:parent-style-name="Standard">
      <style:text-properties officeooo:rsid="003106da" officeooo:paragraph-rsid="003106da"/>
    </style:style>
    <style:style style:name="P10" style:family="paragraph" style:parent-style-name="Standard">
      <style:paragraph-properties fo:text-align="center" style:justify-single-word="false"/>
      <style:text-properties officeooo:rsid="003106da" officeooo:paragraph-rsid="003106da"/>
    </style:style>
    <style:style style:name="P11" style:family="paragraph" style:parent-style-name="Standard">
      <style:text-properties officeooo:rsid="003106da" officeooo:paragraph-rsid="0032c020"/>
    </style:style>
    <style:style style:name="P12" style:family="paragraph" style:parent-style-name="Standard">
      <style:text-properties officeooo:rsid="003106da" officeooo:paragraph-rsid="0032f77e"/>
    </style:style>
    <style:style style:name="P13" style:family="paragraph" style:parent-style-name="Standard">
      <style:paragraph-properties fo:text-align="center" style:justify-single-word="false"/>
      <style:text-properties fo:font-size="18pt" fo:font-weight="bold" officeooo:rsid="003106da" officeooo:paragraph-rsid="003106da" style:font-size-asian="18pt" style:font-weight-asian="bold" style:font-size-complex="18pt" style:font-weight-complex="bold"/>
    </style:style>
    <style:style style:name="P14" style:family="paragraph" style:parent-style-name="Standard">
      <style:text-properties style:font-name="Courier 10 Pitch" fo:font-size="10pt" officeooo:rsid="003106da" officeooo:paragraph-rsid="003106da" style:font-size-asian="10pt" style:font-size-complex="10pt"/>
    </style:style>
    <style:style style:name="P15" style:family="paragraph" style:parent-style-name="Standard">
      <style:text-properties style:font-name="Courier 10 Pitch" fo:font-size="10pt" officeooo:rsid="003106da" officeooo:paragraph-rsid="0032c020" style:font-size-asian="10pt" style:font-size-complex="10pt"/>
    </style:style>
    <style:style style:name="P16" style:family="paragraph" style:parent-style-name="Standard">
      <style:text-properties style:font-name="Courier 10 Pitch" fo:font-size="10pt" officeooo:rsid="0034e7e1" officeooo:paragraph-rsid="0034e7e1" style:font-size-asian="10pt" style:font-size-complex="10pt"/>
    </style:style>
    <style:style style:name="P17" style:family="paragraph" style:parent-style-name="Standard">
      <style:text-properties style:font-name="Courier 10 Pitch" fo:font-size="10pt" fo:font-weight="bold" officeooo:rsid="003106da" officeooo:paragraph-rsid="003106da" style:font-size-asian="10pt" style:font-weight-asian="bold" style:font-size-complex="10pt" style:font-weight-complex="bold"/>
    </style:style>
    <style:style style:name="P18" style:family="paragraph" style:parent-style-name="Standard">
      <style:text-properties style:font-name="Courier 10 Pitch" fo:font-size="10pt" fo:font-weight="bold" officeooo:rsid="0034e7e1" officeooo:paragraph-rsid="0034e7e1" style:font-size-asian="10pt" style:font-weight-asian="bold" style:font-size-complex="10pt" style:font-weight-complex="bold"/>
    </style:style>
    <style:style style:name="T1" style:family="text">
      <style:text-properties officeooo:rsid="001e1683"/>
    </style:style>
    <style:style style:name="T2" style:family="text">
      <style:text-properties officeooo:rsid="001e60d3"/>
    </style:style>
    <style:style style:name="T3" style:family="text">
      <style:text-properties officeooo:rsid="001fcc03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243ac" style:font-weight-asian="bold" style:font-weight-complex="bold"/>
    </style:style>
    <style:style style:name="T6" style:family="text">
      <style:text-properties fo:font-weight="normal" officeooo:rsid="002141d2" style:font-weight-asian="normal" style:font-weight-complex="normal"/>
    </style:style>
    <style:style style:name="T7" style:family="text">
      <style:text-properties fo:font-weight="normal" officeooo:rsid="002173ac" style:font-weight-asian="normal" style:font-weight-complex="normal"/>
    </style:style>
    <style:style style:name="T8" style:family="text">
      <style:text-properties fo:font-weight="normal" officeooo:rsid="002dfdda" style:font-weight-asian="normal" style:font-weight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officeooo:rsid="002243ac"/>
    </style:style>
    <style:style style:name="T11" style:family="text">
      <style:text-properties officeooo:rsid="0024b7ef"/>
    </style:style>
    <style:style style:name="T12" style:family="text">
      <style:text-properties officeooo:rsid="0029d407"/>
    </style:style>
    <style:style style:name="T13" style:family="text">
      <style:text-properties officeooo:rsid="002dec4f"/>
    </style:style>
    <style:style style:name="T14" style:family="text">
      <style:text-properties officeooo:rsid="0032f77e"/>
    </style:style>
    <style:style style:name="T15" style:family="text">
      <style:text-properties officeooo:rsid="0034e7e1"/>
    </style:style>
    <style:style style:name="T16" style:family="text">
      <style:text-properties style:font-name="Courier 10 Pitch" fo:font-size="10pt" style:font-size-asian="10pt" style:font-size-complex="10pt"/>
    </style:style>
    <style:style style:name="T17" style:family="text">
      <style:text-properties officeooo:rsid="0037e9d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/><text:span text:style-name="T4">MeinEnigma Commands Quick Reference</text:span></text:p>
      <text:p text:style-name="P4">Jeff Tranter &lt;<text:a xlink:type="simple" xlink:href="mailto:tranter@pobox.com" text:style-name="Internet_20_link" text:visited-style-name="Visited_20_Internet_20_Link">tranter@pobox.com</text:a>&gt;</text:p>
      <text:p text:style-name="P3"/>
      <text:p text:style-name="P1">For software version 0.93</text:p>
      <text:p text:style-name="P1">Serial port settings: 38400 bps, 8<text:span text:style-name="T12">n</text:span>1, no <text:span text:style-name="T2">hardware handshaking</text:span> or <text:span text:style-name="T2">software</text:span> flow control.</text:p>
      <text:p text:style-name="P1">Commands can be in upper or lower case and abbreviated to fewer letters (shown below in bold).</text:p>
      <text:p text:style-name="P1">Keyboard input is not echoed.</text:p>
      <text:p text:style-name="P7">A colon followed by arguments will set <text:span text:style-name="T12">the </text:span>value.</text:p>
      <text:p text:style-name="P1">Entering alphabetic characters (A-Za-z) will input text to encrypt/decrypt. <text:span text:style-name="T12">E</text:span>nter spaces for grouping.</text:p>
      <text:p text:style-name="P1"/>
      <text:p text:style-name="P6">Keyboard <text:span text:style-name="T3">K</text:span>eys in <text:span text:style-name="T3">M</text:span>odel <text:span text:style-name="T3">M</text:span>ode</text:p>
      <text:p text:style-name="P1"/>
      <text:p text:style-name="P1">C - <text:span text:style-name="T13">toggle</text:span> clock mode<text:tab/><text:tab/><text:tab/><text:tab/>K - toggle the keyboard and rotor click sounds</text:p>
      <text:p text:style-name="P1">L - lamp test (turn on all displays and LEDs)<text:tab/>M - toggle Morse code output</text:p>
      <text:p text:style-name="P1">O - odometer, show total number of characters<text:tab/>S - display serial number</text:p>
      <text:p text:style-name="P1">T - toggle text to speech output<text:tab/><text:tab/><text:tab/>V - show software version</text:p>
      <text:p text:style-name="P1"/>
      <text:p text:style-name="P6"><text:span text:style-name="T1">Serial Port </text:span>Command<text:span text:style-name="T3">s</text:span></text:p>
      <text:p text:style-name="P1"/>
      <text:p text:style-name="P1"><text:span text:style-name="T4">?<text:tab/><text:tab/><text:tab/><text:tab/></text:span>Help, display list of available commands</text:p>
      <text:p text:style-name="P1"/>
      <text:p text:style-name="P1">!<text:span text:style-name="T4">SE</text:span><text:span text:style-name="T6">TTINGS<text:tab/><text:tab/><text:tab/></text:span>Shows the current settings</text:p>
      <text:p text:style-name="P1"/>
      <text:p text:style-name="P1">!<text:span text:style-name="T4">M</text:span><text:span text:style-name="T7">ODE</text:span><text:span text:style-name="T8">L</text:span>:[EN I|M3|M4]<text:tab/>Displays or sets Enigma model.</text:p>
      <text:p text:style-name="P1"/>
      <text:p text:style-name="P1">!<text:span text:style-name="T4">U</text:span><text:span text:style-name="T11">KW</text:span>:[UKWA|UKWB|UKWC|UKWBT|UKWCT]<text:tab/>Displays or sets reflector.</text:p>
      <text:p text:style-name="P1"/>
      <text:p text:style-name="P1">!<text:span text:style-name="T4">RO</text:span><text:span text:style-name="T11">TOR</text:span>:[1,2,3,4,5,6,7,8,G,B]<text:tab/>Display or set rotor. Specify 3 or 4 rotors, depending on model.</text:p>
      <text:p text:style-name="P1"/>
      <text:p text:style-name="P1">!<text:span text:style-name="T4">RI</text:span><text:span text:style-name="T11">NG</text:span>:[A,B,C,D]<text:tab/><text:tab/>Displays or sets rotor rings. Specify 3 or 4 values, depending on model.</text:p>
      <text:p text:style-name="P1"/>
      <text:p text:style-name="P1">!<text:span text:style-name="T4">P</text:span><text:span text:style-name="T11">LUGBOARD</text:span>:[AB CD EF GH]<text:tab/>Displays or sets plugboard. Specify up to 10 letter pairs.</text:p>
      <text:p text:style-name="P1"/>
      <text:p text:style-name="P1">!<text:span text:style-name="T4">ST</text:span><text:span text:style-name="T11">ART</text:span>:ABC<text:tab/><text:tab/>Displays or sets rotor start position. Specify 3 or 4 rotors, depending on model.</text:p>
      <text:p text:style-name="P1"/>
      <text:p text:style-name="P1">!<text:span text:style-name="T4">G</text:span><text:span text:style-name="T10">ROUPSIZE</text:span>:4|5|6<text:tab/>Displays or sets group size.</text:p>
      <text:p text:style-name="P1"/>
      <text:p text:style-name="P2">!<text:span text:style-name="T4">SA</text:span><text:span text:style-name="T10">VE</text:span>:1-15<text:tab/><text:tab/>Save current settings. Settings 1-4 can be recalled by pressing the appropriate</text:p>
      <text:p text:style-name="P2"><text:tab/><text:tab/><text:tab/>rotor button on powerup.</text:p>
      <text:p text:style-name="P1"/>
      <text:p text:style-name="P1">!<text:span text:style-name="T4">LO</text:span><text:span text:style-name="T5">A</text:span><text:span text:style-name="T10">D</text:span>:1-15<text:tab/><text:tab/>Load a saved setting.</text:p>
      <text:p text:style-name="P1"/>
      <text:p text:style-name="P1">!<text:span text:style-name="T4">LOG</text:span><text:span text:style-name="T10">LEVEL</text:span>:0-2<text:tab/>Display or set log level. Higher levels display more information.</text:p>
      <text:p text:style-name="P1"/>
      <text:p text:style-name="P1">!<text:span text:style-name="T4">T</text:span><text:span text:style-name="T10">IME</text:span>:<text:span text:style-name="T9">hhmmss<text:tab/></text:span>Display or set real-time clock (hours, minutes, seconds).</text:p>
      <text:p text:style-name="P11"/>
      <text:p text:style-name="P15"><text:s/>A <text:s/>B <text:s/>C <text:s/>D <text:s/>E <text:s/>F <text:s/>G <text:s/>H <text:s/>I <text:s/>J <text:s/>K <text:s/>L <text:s/>M <text:s/>N <text:s/>O <text:s/>P <text:s/>Q <text:s/>R <text:s/>S <text:s/>T <text:s/>U <text:s/>V <text:s/>W <text:s/>X <text:s/>Y <text:s/>Z</text:p>
      <text:p text:style-name="P15">01 02 03 04 05 06 07 08 09 10 11 12 13 14 15 16 17 18 19 20 21 22 23 24 25 26</text:p>
      <text:p text:style-name="P13"><text:soft-page-break/>Example of Decoding a Real Message</text:p>
      <text:p text:style-name="P10">(taken from http://enigmaworldcodegroup.freeforums.net/thread/75/enigma-challenge-2016)</text:p>
      <text:p text:style-name="P9"/>
      <text:p text:style-name="P12">Encrypted message <text:span text:style-name="T14">(Enigma m</text:span>odel <text:span text:style-name="T14">M</text:span>3 with UKW B reflector<text:span text:style-name="T14">):</text:span></text:p>
      <text:p text:style-name="P9"/>
      <text:p text:style-name="P14">[EWGC2016]</text:p>
      <text:p text:style-name="P14">XTS WWK</text:p>
      <text:p text:style-name="P14">YNUAL FXBLJ PVARC AUEFD IQKFE VYCXN FRBBE HJJAN JDCRI GMJZC MSTAL WFSPB</text:p>
      <text:p text:style-name="P14">YUNFG UUDYL DZJIG XQCSK QPURI EKMVO PDWKG IXBLH RVLYQ LBAPT PWGNU UGINK</text:p>
      <text:p text:style-name="P14">RWYYI IFCQC XZSRZ MDQBM JHUNY LVLXN OAEVZ WSVAT FTVZT YOECZ HEOTB UUAPG</text:p>
      <text:p text:style-name="P14">UHIDK GMNGR ADTEO IISNA ZOHZC WJWNP HLCPH PBTOW</text:p>
      <text:p text:style-name="P9"/>
      <text:p text:style-name="P9">Entry from keysheet for 1 May 2016:</text:p>
      <text:p text:style-name="P14"><text:s/>------------------------------------------------------------------------------</text:p>
      <text:p text:style-name="P14">|Tag |Walzenlage|Ringstellung| <text:s text:c="5"/>Steckerverbindungen <text:s text:c="5"/>| <text:s text:c="2"/>Kenngruppen <text:s text:c="2"/>|</text:p>
      <text:p text:style-name="P14">--------------------------------------------------------------------------------</text:p>
      <text:p text:style-name="P14">| 01 | I <text:s/>V III | <text:s/>24 21 05 <text:s/>| AT BG CN EP FI HQ JS KZ OU XY | VWX YNU GUJ GGB |</text:p>
      <text:p text:style-name="P9"/>
      <text:p text:style-name="P9">Set machine as follows:</text:p>
      <text:p text:style-name="P9"/>
      <text:p text:style-name="P9">Model: M3</text:p>
      <text:p text:style-name="P9">Reflector: UKWB</text:p>
      <text:p text:style-name="P9">Rotor: 1,5,3</text:p>
      <text:p text:style-name="P9">Plugboard: AT BG CN EP FI HQ JS KZ OU XY</text:p>
      <text:p text:style-name="P9">Rotor Rings: X U E (24 = X, 21 = U, 05 = E)</text:p>
      <text:p text:style-name="P9">Set rotor positions to first key in message: XTS</text:p>
      <text:p text:style-name="P9">Type second key o<text:span text:style-name="T17">f</text:span> message: WWK, decrypts to JZU</text:p>
      <text:p text:style-name="P9">Now set rotor positions to: JZU</text:p>
      <text:p text:style-name="P9">Look at first group in message, YNUAL.</text:p>
      <text:p text:style-name="P9">Confirm YNU is a valid keygroup for the day.</text:p>
      <text:p text:style-name="P9">Ignore last two characters (AL).</text:p>
      <text:p text:style-name="P9"/>
      <text:p text:style-name="P9">Enter rest of message on keyboard:</text:p>
      <text:p text:style-name="P14">FXBLJ PVARC AUEFD IQKFE VYCXN FRBBE HJJAN JDCRI GMJZC MSTAL WFSPB</text:p>
      <text:p text:style-name="P14">YUNFG UUDYL DZJIG XQCSK QPURI EKMVO PDWKG IXBLH RVLYQ LBAPT PWGNU UGINK</text:p>
      <text:p text:style-name="P14">RWYYI IFCQC XZSRZ MDQBM JHUNY LVLXN OAEVZ WSVAT FTVZT YOECZ HEOTB UUAPG</text:p>
      <text:p text:style-name="P14">UHIDK GMNGR ADTEO IISNA ZOHZC WJWNP HLCPH PBTOW</text:p>
      <text:p text:style-name="P9"/>
      <text:p text:style-name="P9">Decrypts to:</text:p>
      <text:p text:style-name="P9"><text:span text:style-name="T16">WITHS OMEME SSAGE SCAPT UREDI NMAYO FNINE TEENF ORTYA SWEDI SHMAT </text:span></text:p>
      <text:p text:style-name="P14">HPROF ESSOR SPENT TWOWE EKSTO DECIP HERED ANDRE VERSE ENGIN EERED ANEAR </text:p>
      <text:p text:style-name="P14">LYVER SIONO FTHES IEMEN SANDH ALSKE TFIFT YTWOA LSOKN OWNAS THEGE HEIMF </text:p>
      <text:p text:style-name="P14">ERNSC HREIB ERXWH ATWAS HISNA MEQUE STION MARKX </text:p>
      <text:p text:style-name="P9"/>
      <text:p text:style-name="P9">Adding spaces and punctuation:</text:p>
      <text:p text:style-name="P9"><text:span text:style-name="T16">WITH SOME MESSAGES CAPTURED IN MAY OF NINETEEN FORTY A SWEDISH MATH PROFESSOR SPENT TWO WEEKS TO DECIPHERED AND REVERSE ENGINEERED AN EARLY VERSION OF THE SIEMENS AND HALSKE T FIFTY TWO ALSO KNOWN AS THE GEHEIMFERNSCHREIBER. WHAT WAS HIS NAME?</text:span></text:p>
      <text:p text:style-name="P9"/>
      <text:p text:style-name="P9"/>
      <text:p text:style-name="P9"><text:soft-page-break/>Serial port <text:span text:style-name="T15">session </text:span>for above:</text:p>
      <text:p text:style-name="P9"/>
      <text:p text:style-name="P17">!MODEL:M3</text:p>
      <text:p text:style-name="P14">%MODEL:M3 <text:s/></text:p>
      <text:p text:style-name="P14"/>
      <text:p text:style-name="P17">!GROUPSIZE:5</text:p>
      <text:p text:style-name="P14">%GROUP:5</text:p>
      <text:p text:style-name="P14"/>
      <text:p text:style-name="P17">!UKW:UKWB</text:p>
      <text:p text:style-name="P14">%UKW: UKWB </text:p>
      <text:p text:style-name="P14"/>
      <text:p text:style-name="P17">!ROTOR:1,5,3</text:p>
      <text:p text:style-name="P14">%ROTOR: <text:s text:c="3"/>I - <text:s text:c="2"/>V - III</text:p>
      <text:p text:style-name="P14"/>
      <text:p text:style-name="P17">!RING:X,U,E</text:p>
      <text:p text:style-name="P14">%RING: - X U E </text:p>
      <text:p text:style-name="P14"/>
      <text:p text:style-name="P17">!PLUGBOARD:AT BG CN EP FI HQ JS KZ OU XY</text:p>
      <text:p text:style-name="P14">%PLUGBOARD: AT BG CN EP FI HQ JS KZ OU XY </text:p>
      <text:p text:style-name="P14"/>
      <text:p text:style-name="P17">!START:XTS</text:p>
      <text:p text:style-name="P14">%START: - X T S </text:p>
      <text:p text:style-name="P14"/>
      <text:p text:style-name="P17">WWK</text:p>
      <text:p text:style-name="P14">&gt;JZU</text:p>
      <text:p text:style-name="P14"/>
      <text:p text:style-name="P17">!START:JZU</text:p>
      <text:p text:style-name="P14">%START: - J Z U </text:p>
      <text:p text:style-name="P14"/>
      <text:p text:style-name="P17">FXBLJ PVARC AUEFD IQKFE VYCXN FRBBE HJJAN JDCRI GMJZC MSTAL WFSPB</text:p>
      <text:p text:style-name="P14">&gt;WITHS OMEME SSAGE SCAPT UREDI NMAYO FNINE TEENF ORTYA SWEDI SHMAT </text:p>
      <text:p text:style-name="P14"/>
      <text:p text:style-name="P14"><text:span text:style-name="T4">YUNFG UUDYL DZJIG XQCSK QPURI EKMVO PDWKG IXBLH RVLYQ LBAPT PWGNU UGIN</text:span>K</text:p>
      <text:p text:style-name="P14">&gt;HPROF ESSOR SPENT TWOWE EKSTO DECIP HERED ANDRE VERSE ENGIN EERED ANEAR </text:p>
      <text:p text:style-name="P14"/>
      <text:p text:style-name="P17">RWYYI IFCQC XZSRZ MDQBM JHUNY LVLXN OAEVZ WSVAT FTVZT YOECZ HEOTB UUAPG</text:p>
      <text:p text:style-name="P14">&gt;LYVER SIONO FTHES IEMEN SANDH ALSKE TFIFT YTWOA LSOKN OWNAS THEGE HEIMF</text:p>
      <text:p text:style-name="P14"/>
      <text:p text:style-name="P18">UHIDK GMNGR ADTEO IISNA ZOHZC WJWNP HLCPH PBTOW</text:p>
      <text:p text:style-name="P16">&gt;ERNSC HREIB ERXWH ATWAS HISNA MEQUE STION MARK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8T20:31:18.788707897</meta:creation-date>
    <dc:date>2017-04-11T20:17:33.294897298</dc:date>
    <meta:editing-duration>PT1H24M52S</meta:editing-duration>
    <meta:editing-cycles>31</meta:editing-cycles>
    <meta:generator>LibreOffice/5.1.6.2$Linux_X86_64 LibreOffice_project/10m0$Build-2</meta:generator>
    <meta:document-statistic meta:table-count="0" meta:image-count="0" meta:object-count="0" meta:page-count="3" meta:paragraph-count="95" meta:word-count="783" meta:character-count="4658" meta:non-whitespace-character-count="3890"/>
  </office:meta>
</office:document-meta>
</file>